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2708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1972in"/>
    </style:style>
    <style:style style:name="Table1.B" style:family="table-column">
      <style:table-column-properties style:column-width="5.07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loext:graphic-properties draw:fill="solid" draw:fill-color="#ffffff"/>
      <style:paragraph-properties fo:margin-top="0.2083in" fo:margin-bottom="0.2083in" loext:contextual-spacing="false" fo:line-height="100%" fo:background-color="#ffffff" fo:padding="0in" fo:border="non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d0d0d" style:font-name="Roboto" fo:font-size="12pt" style:font-name-asian="Roboto1" style:font-size-asian="12pt" style:font-name-complex="Roboto1" style:font-size-complex="12pt"/>
    </style:style>
    <style:style style:name="T3" style:family="text">
      <style:text-properties fo:color="#0d0d0d" style:font-name="Roboto" fo:font-size="12pt" style:font-name-asian="Roboto1" style:font-size-asian="12pt" style:font-name-complex="Roboto1" style:font-size-complex="12pt" fo:background-color="#ffffff"/>
    </style:style>
    <style:style style:name="T4" style:family="text">
      <style:text-properties fo:color="#0d0d0d" style:font-name="Roboto" fo:font-size="12pt" fo:font-weight="bold" style:font-name-asian="Roboto1" style:font-size-asian="12pt" style:font-weight-asian="bold" style:font-name-complex="Roboto1" style:font-size-complex="12pt"/>
    </style:style>
    <style:style style:name="T5" style:family="text">
      <style:text-properties style:font-name="Roboto" fo:font-size="12pt" style:font-name-asian="Roboto1" style:font-size-asian="12pt" style:font-name-complex="Roboto1" style:font-size-complex="12pt"/>
    </style:style>
    <style:style style:name="T6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7" style:family="text">
      <style:text-properties fo:color="#1155cc" style:font-name="Roboto" fo:font-size="12pt" style:text-underline-style="solid" style:text-underline-width="auto" style:text-underline-color="font-color" style:font-name-asian="Roboto1" style:font-size-asian="12pt" style:font-name-complex="Roboto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xivlkjpycbel"/>PROJETO DE QUALIFICAÇÃO DO ECOSSISTEMA DE SOLUÇÕES DIGITAIS PARA MAPEAMENTO E GESTÃO CULTURAL</text:p>
      <text:p text:style-name="Standard"/>
      <text:p text:style-name="Standard"/>
      <text:p text:style-name="Standard"/>
      <text:p text:style-name="Heading_20_1"><text:bookmark text:name="_566dvu8ajb9q"/><text:span text:style-name="T1">IDENTIFICAÇÃO DO PRODUTO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1">META 6</text:span></text:p>
          </table:table-cell>
          <table:table-cell table:style-name="Table1.A1" office:value-type="string">
            <text:p text:style-name="Standard"><text:span text:style-name="T1">Construção de um guia público de adoção do Mapas Culturais para as diferentes esferas da administração.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PRODUTO 2</text:span></text:p>
          </table:table-cell>
          <table:table-cell table:style-name="Table1.A1" office:value-type="string">
            <text:p text:style-name="Standard"><text:span text:style-name="T1">1 (uma) Página web contendo o guia prático para acesso público em linguagem simples para difusão dos conhecimentos dos conceitos do guia.</text:span></text:p>
          </table:table-cell>
        </table:table-row>
      </table:table>
      <text:p text:style-name="P1"/>
      <text:p text:style-name="P1"/>
      <text:p text:style-name="Heading_20_1"><text:bookmark text:name="_skhcmy5awp1e"/><text:span text:style-name="T1">CONTEÚDO DO PRODUTO</text:span></text:p>
      <text:p text:style-name="P2"/>
      <text:p text:style-name="P5"><text:span text:style-name="T2">Esta é a primeira </text:span><text:span text:style-name="T4">versão web do Guia destinado a facilitar a compreensão e a adoção da Solução Digital Mapas Culturais</text:span><text:span text:style-name="T2"> pelas diferentes esferas da administração pública. O objetivo é fornecer um recurso web tornando as informações disponíveis e atualizáveis. A publicação está no serviço </text:span><text:span text:style-name="T4">Gitbook</text:span><text:span text:style-name="T2">, que utiliza os arquivos publicados no repositório do projeto, </text:span><text:span text:style-name="T4">incentivando a participação ativa da comunidade</text:span><text:span text:style-name="T2">, permitindo que contribuições sejam feitas diretamente no ambiente púlblico, refletindo o compromisso do projeto com a transparência e a colaboração.</text:span></text:p>
      <text:p text:style-name="Standard"><text:span text:style-name="T3">O guia está disponível para consulta e colaboração pública nesta página: </text:span><text:span text:style-name="T5"><text:s/></text:span><text:a xlink:type="simple" xlink:href="https://labcdbr.gitbook.io/guia-publico-de-adocao-do-mapas-culturais/" text:style-name="ListLabel_20_1" text:visited-style-name="ListLabel_20_1"><text:span text:style-name="T7">https://labcdbr.gitbook.io/guia-publico-de-adocao-do-mapas-culturais/</text:span></text:a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keep-with-next="always"/>
      <style:text-properties fo:font-size="12pt" style:font-size-asian="12pt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font-name="Roboto" fo:font-family="Roboto" style:font-family-generic="roman" style:font-pitch="variable" fo:font-size="12pt" style:text-underline-style="solid" style:text-underline-width="auto" style:text-underline-color="font-color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1.1807in" fo:margin-bottom="0.5in" fo:margin-left="1.1807in" fo:margin-right="0.7866in" fo:background-color="#ffffff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9" meta:word-count="154" meta:character-count="1090" meta:non-whitespace-character-count="944"/>
    <meta:generator>LibreOfficeDev/6.0.5.2$Linux_X86_64 LibreOffice_project/</meta:generator>
  </office:meta>
</office:document-meta>
</file>